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5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3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2.095cm" svg:x1="7.977cm" svg:y1="5.332cm" svg:x2="16.495cm" svg:y2="7.24cm" draw:start-shape="id1" draw:start-glue-point="1" draw:end-shape="id2" draw:end-glue-point="2" svg:d="M7977 5332c2200 0 1833 1205 3413 1870s5105 789 5105 38" svg:viewBox="0 0 8519 2423">
          <text:p/>
        </draw:connector>
        <draw:frame draw:style-name="gr2" draw:text-style-name="P3" draw:layer="layout" svg:width="3.131cm" svg:height="1.029cm" svg:x="5.103cm" svg:y="1.325cm">
          <draw:text-box>
            <text:p text:style-name="P2"><text:span text:style-name="T1">Variable names</text:span></text:p>
            <text:p text:style-name="P2"><text:span text:style-name="T1">&amp; atomic data</text:span></text:p>
          </draw:text-box>
        </draw:frame>
        <draw:frame draw:style-name="gr3" draw:text-style-name="P3" draw:layer="layout" svg:width="3.122cm" svg:height="0.64cm" svg:x="12.404cm" svg:y="1.526cm">
          <draw:text-box>
            <text:p text:style-name="P2"><text:span text:style-name="T1">Aggregate data</text:span></text:p>
          </draw:text-box>
        </draw:frame>
        <draw:line draw:style-name="gr4" draw:text-style-name="P1" draw:layer="layout" svg:x1="8.867cm" svg:y1="1.325cm" svg:x2="8.874cm" svg:y2="6.207cm">
          <text:p/>
        </draw:line>
        <draw:line draw:style-name="gr4" draw:text-style-name="P1" draw:layer="layout" svg:x1="4.449cm" svg:y1="2.468cm" svg:x2="18.431cm" svg:y2="2.466cm">
          <text:p/>
        </draw:line>
        <draw:frame draw:style-name="gr5" draw:text-style-name="P4" xml:id="id3" draw:id="id3" draw:layer="layout" svg:width="3.063cm" svg:height="0.696cm" svg:x="4.932cm" svg:y="3.434cm">
          <draw:text-box>
            <text:p><text:span text:style-name="T2">old_beatles</text:span></text:p>
          </draw:text-box>
        </draw:frame>
        <draw:connector draw:style-name="gr1" draw:text-style-name="P1" draw:layer="layout" draw:type="curve" svg:x1="7.995cm" svg:y1="3.782cm" svg:x2="12.691cm" svg:y2="3.398cm" draw:start-shape="id3" draw:start-glue-point="1" draw:end-shape="id4" draw:end-glue-point="0" svg:d="M7995 3782c2476 0 2063-443 2618-727s2078-408 2078 343" svg:viewBox="0 0 4697 949">
          <text:p/>
        </draw:connector>
        <draw:frame draw:style-name="gr6" draw:text-style-name="P4" xml:id="id1" draw:id="id1" draw:layer="layout" svg:width="2.132cm" svg:height="0.696cm" svg:x="5.845cm" svg:y="4.984cm">
          <draw:text-box>
            <text:p><text:span text:style-name="T2">beatles</text:span></text:p>
          </draw:text-box>
        </draw:frame>
        <draw:custom-shape draw:style-name="gr7" draw:text-style-name="P5" xml:id="id4" draw:id="id4" draw:layer="layout" svg:width="2.788cm" svg:height="0.762cm" svg:x="11.297cm" svg:y="3.398cm">
          <text:p text:style-name="P2"><text:span text:style-name="T3">"Joh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1.297cm" svg:y="4.153cm">
          <text:p text:style-name="P2"><text:span text:style-name="T3">"Pau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786cm" svg:height="0.762cm" svg:x="11.3cm" svg:y="4.908cm">
          <text:p text:style-name="P2"><text:span text:style-name="T3">"Georg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0.653cm" svg:y="3.3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0.651cm" svg:y="4.1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0.645cm" svg:y="4.964cm">
          <draw:text-box>
            <text:p><text:span text:style-name="T4">2</text:span></text:p>
          </draw:text-box>
        </draw:frame>
        <draw:custom-shape draw:style-name="gr8" draw:text-style-name="P5" draw:layer="layout" svg:width="2.786cm" svg:height="0.762cm" svg:x="11.301cm" svg:y="5.678cm">
          <text:p text:style-name="P2"><text:span text:style-name="T3">"Pet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5cm" svg:height="0.725cm" svg:x="10.646cm" svg:y="5.734cm">
          <draw:text-box>
            <text:p><text:span text:style-name="T4">3</text:span></text:p>
          </draw:text-box>
        </draw:frame>
        <draw:custom-shape draw:style-name="gr7" draw:text-style-name="P5" draw:layer="layout" svg:width="2.788cm" svg:height="0.762cm" svg:x="15.098cm" svg:y="4.198cm">
          <text:p text:style-name="P2"><text:span text:style-name="T3">"Joh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5.098cm" svg:y="4.953cm">
          <text:p text:style-name="P2"><text:span text:style-name="T3">"Pau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786cm" svg:height="0.762cm" svg:x="15.101cm" svg:y="5.708cm">
          <text:p text:style-name="P2"><text:span text:style-name="T3">"Georg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4.454cm" svg:y="4.1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4.452cm" svg:y="4.9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4.446cm" svg:y="5.764cm">
          <draw:text-box>
            <text:p><text:span text:style-name="T4">2</text:span></text:p>
          </draw:text-box>
        </draw:frame>
        <draw:custom-shape draw:style-name="gr8" draw:text-style-name="P5" xml:id="id2" draw:id="id2" draw:layer="layout" svg:width="2.786cm" svg:height="0.762cm" svg:x="15.102cm" svg:y="6.478cm">
          <text:p text:style-name="P2"><text:span text:style-name="T3">"Ringo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5cm" svg:height="0.725cm" svg:x="14.447cm" svg:y="6.534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7:30:55.803321040</dc:date>
    <meta:editing-duration>PT2H7M47S</meta:editing-duration>
    <meta:editing-cycles>19</meta:editing-cycles>
    <meta:generator>LibreOffice/6.0.7.3$Linux_X86_64 LibreOffice_project/00m0$Build-3</meta:generator>
    <meta:document-statistic meta:object-count="24"/>
  </office:meta>
</office:document-meta>
</file>